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esource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Issue885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Issue885.testRead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Issue885.configureClient( 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ssue885.testWrit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Issue885.testWriteToWithPret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